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09c" officeooo:paragraph-rsid="0017d09c"/>
    </style:style>
    <style:style style:name="P2" style:family="paragraph" style:parent-style-name="Standard">
      <style:text-properties officeooo:rsid="00194148" officeooo:paragraph-rsid="00194148"/>
    </style:style>
    <style:style style:name="P3" style:family="paragraph" style:parent-style-name="Standard">
      <style:text-properties officeooo:rsid="0019c440" officeooo:paragraph-rsid="0019c440"/>
    </style:style>
    <style:style style:name="P4" style:family="paragraph" style:parent-style-name="Standard">
      <style:text-properties officeooo:rsid="0019c440" officeooo:paragraph-rsid="001b272e"/>
    </style:style>
    <style:style style:name="P5" style:family="paragraph" style:parent-style-name="Standard">
      <style:text-properties fo:color="#ffffff" officeooo:rsid="0019c440" officeooo:paragraph-rsid="0019c440" fo:background-color="#81d41a"/>
    </style:style>
    <style:style style:name="P6" style:family="paragraph" style:parent-style-name="Standard">
      <style:text-properties officeooo:rsid="0019fccc" officeooo:paragraph-rsid="001ca34f"/>
    </style:style>
    <style:style style:name="P7" style:family="paragraph" style:parent-style-name="Standard">
      <style:text-properties officeooo:paragraph-rsid="001b272e"/>
    </style:style>
    <style:style style:name="P8" style:family="paragraph" style:parent-style-name="Standard">
      <style:text-properties officeooo:rsid="001b272e" officeooo:paragraph-rsid="001b272e"/>
    </style:style>
    <style:style style:name="P9" style:family="paragraph" style:parent-style-name="Standard">
      <style:text-properties officeooo:rsid="001b272e" officeooo:paragraph-rsid="001b272e" fo:background-color="#ffff6d"/>
    </style:style>
    <style:style style:name="P10" style:family="paragraph" style:parent-style-name="Standard">
      <style:text-properties officeooo:rsid="001ca34f" officeooo:paragraph-rsid="001ca34f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paragraph-rsid="001b272e"/>
    </style:style>
    <style:style style:name="T1" style:family="text">
      <style:text-properties officeooo:rsid="0019c44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b272e"/>
    </style:style>
    <style:style style:name="T4" style:family="text">
      <style:text-properties officeooo:rsid="001ca3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5">CONTEXT API</text:p>
      <text:p text:style-name="P7"><text:span text:style-name="T1">conmtext api k</text:span><text:span text:style-name="T3">i aik file banygi ContextProvider.js k name se us</text:span><text:span text:style-name="T1"> mai define krna hai </text:span><text:span text:style-name="T3">aur usi mai default state b define krni h aur us file mai prop jayega children name ka jiska mtlb hai jb hum index.js mai ContextProvider k andr App ko wrap krainge to sary components jo App.js mai hain ContextProvider k children hongy</text:span></text:p>
      <text:p text:style-name="P11"/>
      <text:p text:style-name="P9">code:</text:p>
      <text:p text:style-name="P8"/>
      <text:p text:style-name="P8">const AppContext = createContext(null)</text:p>
      <text:p text:style-name="P8">const [user,setUser]=useState(“ali”)</text:p>
      <text:p text:style-name="P8"/>
      <text:p text:style-name="P8">const ContextProvider = ({children}) =&gt; {</text:p>
      <text:p text:style-name="P8">&lt;AppContext.Provider <text:span text:style-name="T4">value={{user, setUser}}</text:span>&gt;</text:p>
      <text:p text:style-name="P8">{children}</text:p>
      <text:p text:style-name="P8">&lt;/AppContext.Provider&gt;</text:p>
      <text:p text:style-name="P8">}</text:p>
      <text:p text:style-name="P8"/>
      <text:p text:style-name="P10">now in index.js where App component is situated there wrap the App in contextProvider</text:p>
      <text:p text:style-name="P10">&lt;contextProvider&gt;</text:p>
      <text:p text:style-name="P10">&lt;App/&gt;</text:p>
      <text:p text:style-name="P10">&lt;/contextProvider&gt;</text:p>
      <text:p text:style-name="P4"/>
      <text:p text:style-name="P3"><text:span text:style-name="T2">use</text:span>:</text:p>
      <text:p text:style-name="P6">jidr use krna hai udr </text:p>
      <text:p text:style-name="P6">const {idr wo cheez ayegi jo chahiye hogi like setter or variable state ka} = useContext(AppContext)</text:p>
      <text:p text:style-name="P1"/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3:11:08.018303727</meta:creation-date>
    <dc:date>2023-03-31T15:30:52.377384243</dc:date>
    <meta:editing-duration>PT1H28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18" meta:character-count="782" meta:non-whitespace-character-count="678"/>
  </office:meta>
</office:document-meta>
</file>